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3aec4" officeooo:paragraph-rsid="0013aec4"/>
    </style:style>
    <style:style style:name="P2" style:family="paragraph" style:parent-style-name="Standard">
      <style:text-properties fo:font-style="italic" style:text-underline-style="solid" style:text-underline-width="auto" style:text-underline-color="font-color" fo:font-weight="bold" officeooo:rsid="0013aec4" officeooo:paragraph-rsid="0013aec4" style:font-style-asian="italic" style:font-weight-asian="bold" style:font-style-complex="italic" style:font-weight-complex="bold"/>
    </style:style>
    <style:style style:name="P3" style:family="paragraph" style:parent-style-name="Standard">
      <style:text-properties fo:font-size="14pt" fo:font-weight="bold" officeooo:rsid="0013aec4" officeooo:paragraph-rsid="0013aec4" style:font-size-asian="14pt" style:font-weight-asian="bold" style:font-size-complex="14pt" style:font-weight-complex="bold"/>
    </style:style>
    <style:style style:name="P4" style:family="paragraph" style:parent-style-name="Standard" style:list-style-name="L1">
      <style:text-properties officeooo:rsid="0013aec4" officeooo:paragraph-rsid="0013aec4"/>
    </style:style>
    <style:style style:name="P5" style:family="paragraph" style:parent-style-name="Standard" style:list-style-name="L2">
      <style:text-properties officeooo:rsid="0013aec4" officeooo:paragraph-rsid="0013aec4"/>
    </style:style>
    <style:style style:name="P6" style:family="paragraph" style:parent-style-name="Standard" style:list-style-name="L2">
      <style:text-properties officeooo:rsid="0013aec4" officeooo:paragraph-rsid="001542f4"/>
    </style:style>
    <style:style style:name="P7" style:family="paragraph" style:parent-style-name="Standard" style:list-style-name="L2">
      <style:text-properties officeooo:rsid="001542f4" officeooo:paragraph-rsid="001542f4"/>
    </style:style>
    <style:style style:name="P8" style:family="paragraph" style:parent-style-name="Standard" style:list-style-name="L2">
      <style:text-properties officeooo:rsid="0016100b" officeooo:paragraph-rsid="0016100b"/>
    </style:style>
    <style:style style:name="P9" style:family="paragraph" style:parent-style-name="Standard" style:list-style-name="L1">
      <style:text-properties officeooo:rsid="0016e091" officeooo:paragraph-rsid="0016e091"/>
    </style:style>
    <style:style style:name="P10" style:family="paragraph" style:parent-style-name="Standard" style:list-style-name="L2">
      <style:text-properties officeooo:rsid="0016e091" officeooo:paragraph-rsid="0016e091"/>
    </style:style>
    <style:style style:name="T1" style:family="text">
      <style:text-properties fo:font-weight="bold" style:font-weight-asian="bold" style:font-weight-complex="bold"/>
    </style:style>
    <style:style style:name="T2" style:family="text">
      <style:text-properties fo:font-weight="bold" officeooo:rsid="0016e091" style:font-weight-asian="bold" style:font-weight-complex="bold"/>
    </style:style>
    <style:style style:name="T3" style:family="text">
      <style:text-properties officeooo:rsid="001542f4"/>
    </style:style>
    <style:style style:name="T4" style:family="text">
      <style:text-properties style:text-position="super 58%"/>
    </style:style>
    <style:style style:name="T5" style:family="text">
      <style:text-properties officeooo:rsid="0016e091"/>
    </style:style>
    <style:style style:name="T6" style:family="text">
      <style:text-properties style:text-underline-style="solid" style:text-underline-width="auto" style:text-underline-color="font-color" officeooo:rsid="0016e091"/>
    </style:style>
    <style:style style:name="T7" style:family="text">
      <style:text-properties fo:font-style="italic" style:text-underline-style="solid" style:text-underline-width="auto" style:text-underline-color="font-color" officeooo:rsid="0016e091" style:font-style-asian="italic" style:font-style-complex="itali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ist of DLTdv8 app mouse and keyboard commands:</text:p>
      <text:p text:style-name="P1"/>
      <text:p text:style-name="P2">Mouse commands:</text:p>
      <text:p text:style-name="P1">In the video windows the following mouse commands are active:</text:p>
      <text:list text:style-name="L1">
        <text:list-item>
          <text:p text:style-name="P4"><text:span text:style-name="T1">Left click</text:span>: Digitize the 2D location or select a point by clicking on a line</text:p>
        </text:list-item>
        <text:list-item>
          <text:p text:style-name="P4"><text:span text:style-name="T1">Right click</text:span>: Remove digitized point <text:span text:style-name="T3">(Ctrl + click in MacOS)</text:span></text:p>
        </text:list-item>
        <text:list-item>
          <text:p text:style-name="P9"><text:span text:style-name="T1">Middle click or scroll wheel click</text:span>: Initiate multi-track (see also <text:span text:style-name="T1">M</text:span>)</text:p>
        </text:list-item>
        <text:list-item>
          <text:p text:style-name="P4"><text:span text:style-name="T1">Scroll wheel </text:span><text:span text:style-name="T2">rotation</text:span>: Zoom in or out</text:p>
        </text:list-item>
      </text:list>
      <text:p text:style-name="P1"/>
      <text:p text:style-name="P1"><text:s/></text:p>
      <text:p text:style-name="P2">Keyboard commands:</text:p>
      <text:p text:style-name="P1">These are typically active in the video and time-series windows:</text:p>
      <text:p text:style-name="P1"><text:tab/></text:p>
      <text:list text:style-name="L2">
        <text:list-item>
          <text:p text:style-name="P5"><text:span text:style-name="T1">f</text:span>, <text:span text:style-name="T1">b</text:span>, <text:span text:style-name="T1">F</text:span> and <text:span text:style-name="T1">B</text:span>: move (f)orward or (b)ackward by 1 frame in the video; F &amp; B move by “<text:span text:style-name="T5">Big Step Size”</text:span> frames</text:p>
        </text:list-item>
        <text:list-item>
          <text:p text:style-name="P5"><text:span text:style-name="T1">-</text:span>, <text:span text:style-name="T1">=</text:span>, <text:span text:style-name="T1">r</text:span>: zoom in (-), zoom out (=) or (r)eset the video view</text:p>
        </text:list-item>
        <text:list-item>
          <text:p text:style-name="P5"><text:span text:style-name="T1">space, z</text:span>: the space bar digitizes a point (equivalent to a mouse left-click) and z deletes it (same as a mouse right click)</text:p>
        </text:list-item>
        <text:list-item>
          <text:p text:style-name="P6"><text:span text:style-name="T1">i</text:span>, <text:span text:style-name="T1">j</text:span>, <text:span text:style-name="T1">k</text:span>, <text:span text:style-name="T1">m</text:span> and <text:span text:style-name="T1">4</text:span>, <text:span text:style-name="T1">8</text:span>, <text:span text:style-name="T1">6</text:span>, <text:span text:style-name="T1">2</text:span>: nudge the current point in the current video by 0.5 pixels in any of 4 directions</text:p>
        </text:list-item>
        <text:list-item>
          <text:p text:style-name="P5"><text:span text:style-name="T1">x</text:span>, <text:span text:style-name="T1">X</text:span>: x cycles through the Autotrack modes and mode menu, excluding multi-track. <text:s/>X jumps to multi-track mode. <text:span text:style-name="T7">Using x with autotrack running will stop it immediately.</text:span></text:p>
        </text:list-item>
        <text:list-item>
          <text:p text:style-name="P5"><text:span text:style-name="T1">n, D</text:span>: n creates a new point, D deletes the current point (with dialogue box confirmation)</text:p>
        </text:list-item>
        <text:list-item>
          <text:p text:style-name="P5"><text:span text:style-name="T1">.</text:span> and <text:span text:style-name="T1">,</text:span>: cycle the active point forward (.) and backward (,) through the list</text:p>
        </text:list-item>
        <text:list-item>
          <text:p text:style-name="P5"><text:span text:style-name="T1">&lt;</text:span> and <text:span text:style-name="T1">&gt;</text:span>: jump to the beginning or end of the digitized <text:span text:style-name="T3">data in the current point in the current video</text:span> </text:p>
        </text:list-item>
        <text:list-item>
          <text:p text:style-name="P7"><text:span text:style-name="T1">J</text:span>: merge two points by combining their 2D data where they do not overlap, averaging it where they do and then recomputing the 3D result if in 3D mode.</text:p>
        </text:list-item>
        <text:list-item>
          <text:p text:style-name="P7"><text:span text:style-name="T1">Y</text:span>: move the data from 1 point in 1 camera into a new 2<text:span text:style-name="T4">nd</text:span> point over a specified frame range</text:p>
        </text:list-item>
        <text:list-item>
          <text:p text:style-name="P7"><text:span text:style-name="T1">U</text:span>: undo the last point Delete, Merge or Move (i.e. D, J, Y) operation or Neural Network application from the Neural Network application manager interface.</text:p>
        </text:list-item>
        <text:list-item>
          <text:p text:style-name="P8"><text:span text:style-name="T1">C</text:span>: clear the cache of recently viewed images. DLTdv8 caches recently viewed images in memory so they can be re-displayed rapidly. However, sometimes during rapid frame advance in compressed files the wrong frame will be loaded and then will stay in the image cache. Using “C” clears the cache and facilitates loading the correct video image.</text:p>
        </text:list-item>
        <text:list-item>
          <text:p text:style-name="P10"><text:span text:style-name="T1">M</text:span>: start multi-tracking</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12-18T11:43:42.029490450</meta:creation-date>
    <dc:date>2023-08-26T21:19:28.352000000</dc:date>
    <meta:editing-duration>PT19M47S</meta:editing-duration>
    <meta:editing-cycles>3</meta:editing-cycles>
    <meta:generator>LibreOffice/7.6.0.3$Windows_X86_64 LibreOffice_project/69edd8b8ebc41d00b4de3915dc82f8f0fc3b6265</meta:generator>
    <meta:document-statistic meta:table-count="0" meta:image-count="0" meta:object-count="0" meta:page-count="1" meta:paragraph-count="24" meta:word-count="390" meta:character-count="2055" meta:non-whitespace-character-count="1700"/>
  </office:meta>
</office:document-meta>
</file>